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8463"/>
    </style:style>
    <style:style style:name="P2" style:family="paragraph" style:parent-style-name="Standard" style:list-style-name="L1">
      <style:text-properties officeooo:paragraph-rsid="00028463"/>
    </style:style>
    <style:style style:name="P3" style:family="paragraph" style:parent-style-name="Standard" style:list-style-name="L1">
      <style:text-properties officeooo:paragraph-rsid="0004305d"/>
    </style:style>
    <style:style style:name="P4" style:family="paragraph" style:parent-style-name="Standard" style:list-style-name="L1">
      <style:text-properties officeooo:paragraph-rsid="0005e460"/>
    </style:style>
    <style:style style:name="P5" style:family="paragraph" style:parent-style-name="Standard" style:list-style-name="L1">
      <style:text-properties officeooo:paragraph-rsid="0005f76b"/>
    </style:style>
    <style:style style:name="P6" style:family="paragraph" style:parent-style-name="Standard" style:list-style-name="L1">
      <style:text-properties officeooo:paragraph-rsid="0009eec2"/>
    </style:style>
    <style:style style:name="P7" style:family="paragraph" style:parent-style-name="Standard">
      <style:text-properties officeooo:paragraph-rsid="0005e460"/>
    </style:style>
    <style:style style:name="P8" style:family="paragraph" style:parent-style-name="Standard">
      <style:text-properties officeooo:paragraph-rsid="0005f76b"/>
    </style:style>
    <style:style style:name="T1" style:family="text">
      <style:text-properties officeooo:rsid="00028463"/>
    </style:style>
    <style:style style:name="T2" style:family="text">
      <style:text-properties officeooo:rsid="0004305d"/>
    </style:style>
    <style:style style:name="T3" style:family="text">
      <style:text-properties officeooo:rsid="0005e460"/>
    </style:style>
    <style:style style:name="T4" style:family="text">
      <style:text-properties officeooo:rsid="0005f76b"/>
    </style:style>
    <style:style style:name="T5" style:family="text">
      <style:text-properties officeooo:rsid="0006af0b"/>
    </style:style>
    <style:style style:name="T6" style:family="text">
      <style:text-properties officeooo:rsid="00083766"/>
    </style:style>
    <style:style style:name="T7" style:family="text">
      <style:text-properties officeooo:rsid="0009ee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3131187322066235" text:style-name="L1">
        <text:list-item>
          <text:p text:style-name="P2"><text:span text:style-name="T1">Le tabs interne hanno lo stesso funzionamento della tab globale; invece della scritta 'morganger' il titolo della tab è la lista dei nomi che partecipano, in ordine di ingresso nella chat;</text:span></text:p>
        </text:list-item>
        <text:list-item>
          <text:p text:style-name="P2"><text:span text:style-name="T1">Nella tab del browser, vediamo la somma dei messaggi, e il blink sse almeno una sottotab sta blinkando</text:span></text:p>
        </text:list-item>
        <text:list-item>
          <text:p text:style-name="P3"><text:span text:style-name="T2">Utente si logga =&gt; </text:span><text:span text:style-name="T3">query che pesca tutte le chat a cui io partecipo, e che contengono almeno un utente (chiaramente, diverso da me) attivo; in tutte tali chats, io divento attivo</text:span></text:p>
        </text:list-item>
        <text:list-item>
          <text:p text:style-name="P4"><text:span text:style-name="T3">Utente si slogga =&gt; divento non attivo ovunque</text:span></text:p>
        </text:list-item>
        <text:list-item>
          <text:p text:style-name="P4"><text:span text:style-name="T3">Vengo invitato a una chat esistente =&gt; se sono loggato vengo creato come attivo immediatamente; altrimenti vengo creato come non attivo, e se quando aprirò il browser ci sarà ancora qualcuno attivo in quella chat, la vedrò aperta</text:span></text:p>
        </text:list-item>
        <text:list-item>
          <text:p text:style-name="P4"><text:span text:style-name="T3">Vengo invitato in una conversazione nuova =&gt; IDEM come il punto precedente</text:span></text:p>
        </text:list-item>
        <text:list-item>
          <text:p text:style-name="P5"><text:span text:style-name="T4">Non posso chiudere una chat, ma posso uscire</text:span></text:p>
        </text:list-item>
        <text:list-item>
          <text:p text:style-name="P5"><text:span text:style-name="T4">Solo io posso uscire da una chat, solo altri possono farmi entrare</text:span></text:p>
        </text:list-item>
        <text:list-item>
          <text:p text:style-name="P6"><text:span text:style-name="T7">GLI STATI DEGLI UTENTI SONO SOLAMENTE RELATIVI ALL'INTERNO DI UNA CHAT</text:span></text:p>
        </text:list-item>
        <text:list-item>
          <text:p text:style-name="P4"><text:span text:style-name="T3">TRE STATI: S1 non in linea, S2 in linea ma non invitato, S3 in linea invitato; </text:span></text:p>
        </text:list-item>
        <text:list-item>
          <text:p text:style-name="P4"><text:span text:style-name="T3">TRE EVENTI: E1 invito a una chat esistente, E2 apri nuova chat, E3 notifica</text:span></text:p>
        </text:list-item>
      </text:list>
      <text:p text:style-name="P7"><text:span text:style-name="T3"/></text:p>
      <text:p text:style-name="P7"><text:span text:style-name="T3">S1 + E1 =&gt; </text:span><text:span text:style-name="T5">possibile, ma non sono attivo</text:span></text:p>
      <text:p text:style-name="P7"><text:span text:style-name="T3">S1 + E2 =&gt; </text:span><text:span text:style-name="T5">possibile, ma non sono attivo</text:span></text:p>
      <text:p text:style-name="P7"><text:span text:style-name="T3">S1 + E3 =&gt; </text:span><text:span text:style-name="T5">non possibile</text:span></text:p>
      <text:p text:style-name="P7"><text:span text:style-name="T3">S2 + E1 =&gt; </text:span><text:span text:style-name="T5">possibile, sono attivo</text:span></text:p>
      <text:p text:style-name="P7"><text:span text:style-name="T3">S2 + E2 =&gt; </text:span><text:span text:style-name="T5">possibile, sono attivo</text:span></text:p>
      <text:p text:style-name="P7"><text:span text:style-name="T3">S2 + E3 =&gt; </text:span><text:span text:style-name="T5">non possibile</text:span></text:p>
      <text:p text:style-name="P7"><text:span text:style-name="T3">S3 + E1 =&gt; </text:span><text:span text:style-name="T5">non possibile (invito alla stessa chat dove già sono invitato)</text:span></text:p>
      <text:p text:style-name="P7"><text:span text:style-name="T3">S3 + E2 =&gt; </text:span><text:span text:style-name="T5">possibile, sono attivo</text:span></text:p>
      <text:p text:style-name="P7"><text:span text:style-name="T3">S3 + E3 =&gt; </text:span><text:span text:style-name="T5">possibile (non è automatico all'apertura di una nuova chat o a un invito: devo farlo manualmente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</meta:initial-creator>
    <meta:creation-date>2013-05-27T12:40:47</meta:creation-date>
    <meta:generator>LibreOffice/4.0.2.2$Linux_X86_64 LibreOffice_project/400m0$Build-2</meta:generator>
    <dc:date>2013-05-27T12:53:15</dc:date>
    <dc:creator>adriano </dc:creator>
    <meta:editing-duration>PT10M20S</meta:editing-duration>
    <meta:editing-cycles>7</meta:editing-cycles>
    <meta:document-statistic meta:table-count="0" meta:image-count="0" meta:object-count="0" meta:page-count="1" meta:paragraph-count="20" meta:word-count="296" meta:character-count="1583" meta:non-whitespace-character-count="1317"/>
  </office:meta>
</office:document-meta>
</file>